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fa260" style:parent-style-name="Standard">
      <style:text-properties fo:color="#0000FF" fo:font-size="10.0pt" fo:letter-spacing="0.09mm" style:font-size-asian="10.0pt"/>
    </style:style>
    <style:style style:family="paragraph" style:list-style-name="L2" style:name="a852f54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2" style:name="aa4760b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2" style:name="a0f4295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f4ce58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0bb0ac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f71893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d72c3c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74a809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4c8eb1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8bec36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aec89d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c092f2" style:parent-style-name="Standard">
      <style:paragraph-properties/>
      <style:text-properties fo:color="#0000FF" fo:font-size="10.0pt" fo:letter-spacing="0.09mm" style:font-size-asian="10.0pt"/>
    </style:style>
    <style:style style:family="paragraph" style:list-style-name="L1" style:name="a930a14" style:parent-style-name="Standard">
      <style:paragraph-properties fo:break-before="page"/>
      <style:text-properties fo:color="#0000FF" fo:font-size="10.0pt" fo:letter-spacing="0.09mm" style:font-size-asian="10.0pt"/>
    </style:style>
    <text:list-style style:name="L2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fo:text-indent="-6.35mm" text:label-followed-by="listtab"/>
        </style:list-level-properties>
      </text:list-level-style-number>
      <text:list-level-style-number style:num-format="1" style:num-prefix="--" style:num-suffix="++" text:display-levels="1" text:level="2" text:start-value="7">
        <style:list-level-properties text:list-level-position-and-space-mode="label-alignment" text:min-label-width="6mm" text:space-before="12mm">
          <style:list-level-label-alignment fo:margin-left="19.05mm" fo:text-indent="-6.3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fo:text-indent="-6.3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fo:text-indent="-6.3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fo:text-indent="-6.3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fo:text-indent="-6.35mm" text:label-followed-by="listtab"/>
        </style:list-level-properties>
      </text:list-level-style-number>
    </text:list-style>
  </office:automatic-styles>
  <office:body>
    <office:text>
      <text:list text:continue-numbering="true" text:style-name="L1">
        <text:list-item>
          <text:p text:style-name="a930a14">A: 1.</text:p>
        </text:list-item>
      </text:list>
      <text:list text:continue-numbering="true" text:style-name="L1">
        <text:list-item>
          <text:list>
            <text:list-item>
              <text:p text:style-name="ac092f2">b: --7++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aec89d">c: --8++</text:p>
            </text:list-item>
          </text:list>
        </text:list-item>
      </text:list>
      <text:list text:continue-numbering="true" text:style-name="L1">
        <text:list-item>
          <text:p text:style-name="a8bec36">d: 2.</text:p>
        </text:list-item>
      </text:list>
      <text:list text:continue-numbering="true" text:style-name="L1">
        <text:list-item>
          <text:list>
            <text:list-item>
              <text:p text:style-name="a4c8eb1">e: --7++</text:p>
            </text:list-item>
          </text:list>
        </text:list-item>
      </text:list>
      <text:p text:style-name="Standard">inbetween1</text:p>
      <text:list text:continue-numbering="true" text:style-name="L1">
        <text:list-item>
          <text:p text:style-name="a74a809">f: 3.</text:p>
        </text:list-item>
      </text:list>
      <text:list text:continue-numbering="true" text:style-name="L1">
        <text:list-item>
          <text:list>
            <text:list-item>
              <text:p text:style-name="ad72c3c">g: --7++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f71893">h: --7++ (restart numbering)</text:p>
            </text:list-item>
          </text:list>
        </text:list-item>
      </text:list>
      <text:list text:continue-numbering="true" text:style-name="L1">
        <text:list-item>
          <text:p text:style-name="a0bb0ac">i: 4.</text:p>
        </text:list-item>
      </text:list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af4ce58">j: 1.</text:p>
                    </text:list-item>
                  </text:list>
                </text:list-item>
              </text:list>
            </text:list-item>
          </text:list>
        </text:list-item>
      </text:list>
      <text:p text:style-name="Standard">inbetween2</text:p>
      <text:list text:continue-numbering="true" text:style-name="L2">
        <text:list-item>
          <text:p text:style-name="a0f4295">k: 1.</text:p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a4760b">l: 2.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852f54">m: 3.</text:p>
            </text:list-item>
          </text:list>
        </text:list-item>
      </text:list>
      <text:p text:style-name="a1fa260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SimSun" svg:font-family="SimSun" svg:panose-1="2 1 6 0 3 1 1 1 1 1"/>
    <style:font-face style:font-family-generic="roman" style:font-pitch="variable" style:name="Mangal" svg:font-family="Mangal" svg:panose-1="2 4 5 3 5 2 3 3 2 2"/>
    <style:font-face style:font-family-generic="swiss" style:font-pitch="variable" style:name="Arial" svg:font-family="Arial" svg:panose-1="2 11 6 4 2 2 2 2 2 4"/>
    <style:font-face style:font-family-generic="swiss" style:font-pitch="variable" style:name="Microsoft YaHei" svg:font-family="Microsoft YaHei" svg:panose-1="2 11 5 3 2 2 4 2 2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2.0pt" fo:font-style="normal" fo:font-weight="normal" fo:language="de" fo:letter-spacing="normal" style:font-name="Times New Roman" style:font-name-asian="SimSun" style:font-name-complex="Mangal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Text body" style:family="paragraph" style:name="Textbody" style:parent-style-name="Standard">
      <style:paragraph-properties fo:margin-bottom="2.12mm"/>
    </style:style>
    <style:style style:display-name="Heading" style:family="paragraph" style:name="Heading" style:next-style-name="Textbody" style:parent-style-name="Standard">
      <style:paragraph-properties fo:margin-bottom="2.12mm" fo:margin-top="4.23mm"/>
      <style:text-properties fo:font-size="14.0pt" style:font-name="Arial" style:font-name-asian="Microsoft YaHei" style:font-size-asian="14.0pt"/>
    </style:style>
    <style:style style:display-name="List" style:family="paragraph" style:name="List" style:parent-style-name="Textbody"/>
    <style:style style:display-name="Index" style:family="paragraph" style:name="Index" style:parent-style-name="Standard"/>
    <style:style style:display-name="Normal" style:family="paragraph" style:name="Normal" style:parent-style-name="default_paragraph_style"/>
    <style:style style:display-name="Caption" style:family="paragraph" style:name="Caption" style:parent-style-name="Standard">
      <style:paragraph-properties fo:margin-bottom="2.12mm" fo:margin-top="2.12mm"/>
      <style:text-properties fo:font-style="italic" style:font-style-asian="italic" style:font-style-complex="italic"/>
    </style:style>
    <style:style style:family="text" style:name="WW_CharLFO2LVL5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4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2LVL7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display-name="Default Paragraph Font" style:family="text" style:name="DefaultParagraphFont" style:parent-style-name="default_character_style"/>
    <style:style style:family="text" style:name="WW_CharLFO5LVL9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6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5LVL8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1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7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5LVL6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3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5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2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4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3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2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5LVL1" style:parent-style-name="default_character_style">
      <style:text-properties fo:color="#FF0000" fo:font-size="22.0pt" fo:letter-spacing="0.09mm" style:font-name="Times New Roman" style:font-name-asian="Times New Roman" style:font-name-complex="Times New Roman" style:font-size-asian="22.0pt"/>
    </style:style>
    <style:style style:family="text" style:name="WW_CharLFO2LVL9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family="text" style:name="WW_CharLFO2LVL8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style style:display-name="Numbering Symbols" style:family="text" style:name="NumberingSymbols" style:parent-style-name="default_character_style">
      <style:text-properties fo:color="#00FF00" fo:font-size="29.0pt" fo:letter-spacing="0.09mm" style:font-name="Times New Roman" style:font-name-asian="Times New Roman" style:font-name-complex="Times New Roman" style:font-size-asian="29.0pt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9S</meta:editing-duration>
  </office:meta>
</office:document-meta>
</file>